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más clara, fluida y ampliada (aprox. 600 palabras):</text:p>
      <text:p text:style-name="Horizontal_20_Line"/>
      <text:h text:style-name="Heading_20_3" text:outline-level="3">Memoria de lectura y escritura vs. memoria de solo lectura</text:h>
      <text:p text:style-name="Text_20_body">En cualquier sistema de información, la <text:span text:style-name="Strong_20_Emphasis">memoria</text:span> es el espacio donde se guarda el conocimiento necesario para que dicho sistema pueda funcionar. Sin embargo, no todas las memorias son iguales ni cumplen la misma función. Podemos clasificarlas, de manera sencilla, en dos grandes tipos: <text:span text:style-name="Strong_20_Emphasis">memorias de lectura y escritura</text:span> y <text:span text:style-name="Strong_20_Emphasis">memorias de solo lectura</text:span>. Ambas comparten la capacidad de almacenar información, pero se diferencian profundamente en cómo se puede interactuar con ellas y en qué circunstancias resulta más conveniente emplear una u otra.</text:p>
      <text:h text:style-name="Heading_20_4" text:outline-level="4">La memoria de lectura y escritura</text:h>
      <text:p text:style-name="Text_20_body">La memoria de lectura y escritura es aquella que permite no solo consultar la información que contiene, sino también modificarla, actualizarla o ampliarla. Es el tipo de memoria que utilizamos cuando trabajamos con documentos en un ordenador, cuando editamos una hoja de cálculo o cuando guardamos los progresos de un proyecto en desarrollo.</text:p>
      <text:p text:style-name="Text_20_body">Esta capacidad de modificar la información resulta especialmente útil en contextos donde los datos deben evolucionar con el tiempo. Por ejemplo, en una novela que aún está siendo escrita, el autor necesita una memoria que le permita corregir párrafos, añadir capítulos o reordenar la estructura según el avance de la obra. De igual manera, en el desarrollo de software, un equipo de programadores requiere modificar líneas de código, probar nuevas funciones y, en caso necesario, volver a una versión anterior para corregir errores.</text:p>
      <text:p text:style-name="Text_20_body">El valor esencial de estas memorias radica en su <text:span text:style-name="Strong_20_Emphasis">flexibilidad</text:span>. Son dinámicas, abiertas al cambio y adaptables a nuevas circunstancias. Permiten que la información crezca, se refine y se ajuste conforme surgen nuevas necesidades o descubrimientos. Por ello, suelen emplearse en etapas de investigación, diseño, experimentación o aprendizaje, donde el conocimiento aún no está completamente definido.</text:p>
      <text:h text:style-name="Heading_20_4" text:outline-level="4">La memoria de solo lectura</text:h>
      <text:p text:style-name="Text_20_body">La memoria de solo lectura, en cambio, posee un carácter <text:span text:style-name="Strong_20_Emphasis">inalterable</text:span>. Su contenido puede ser consultado cuantas veces sea necesario, pero no puede modificarse. Es como un libro impreso: podemos leerlo una y otra vez, pero las palabras que contiene permanecerán siempre iguales. Otro ejemplo cotidiano sería un disco de música comprado en una tienda; podemos reproducir las canciones, disfrutarlas, analizarlas, pero no cambiar la melodía ni alterar la voz del intérprete.</text:p>
      <text:p text:style-name="Text_20_body">Este tipo de memoria resulta fundamental cuando la información almacenada posee un alto valor y debe mantenerse intacta para garantizar su integridad. Por ejemplo, los sistemas de navegación de una aeronave utilizan memorias de solo lectura para guardar datos críticos del software que no pueden corromperse. Lo mismo ocurre con las instrucciones básicas que permiten a un ordenador encenderse y comenzar a funcionar: se encuentran protegidas en una memoria de solo lectura, asegurando que siempre estarán disponibles tal como fueron diseñadas.</text:p>
      <text:p text:style-name="Text_20_body"><text:soft-page-break/>La ventaja de estas memorias es su <text:span text:style-name="Strong_20_Emphasis">seguridad y estabilidad</text:span>. Garantizan que la información original se conserve fiel, sin riesgo de ser alterada por accidente o por manipulación indebida. Por esta razón, suelen emplearse en etapas en las que el conocimiento ya está consolidado, probado y considerado definitivo.</text:p>
      <text:h text:style-name="Heading_20_4" text:outline-level="4">Dos naturalezas complementarias</text:h>
      <text:p text:style-name="Text_20_body">Aunque diferentes, ambos tipos de memoria se complementan. La memoria de lectura y escritura permite el cambio y la adaptación; la memoria de solo lectura asegura permanencia y fiabilidad. En conjunto, reflejan una verdad más profunda: en cualquier sistema inteligente –ya sea tecnológico, biológico o conceptual– debe existir un equilibrio entre aquello que puede transformarse y aquello que debe preservarse para mantener la coherencia del sistema.</text:p>
      <text:p text:style-name="Horizontal_20_Line"/>
      <text:p text:style-name="Text_20_body">¿Quieres que le demos un cierre <text:span text:style-name="Strong_20_Emphasis">místico y existencial</text:span>, relacionándolo con la memoria de la vida (ADN) y la imposibilidad de alterar ciertas instrucciones esencial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09:36:51.968000000</meta:creation-date>
    <dc:date>2025-08-23T09:45:05.283000000</dc:date>
    <meta:editing-duration>PT8M14S</meta:editing-duration>
    <meta:editing-cycles>1</meta:editing-cycles>
    <meta:document-statistic meta:table-count="0" meta:image-count="0" meta:object-count="0" meta:page-count="2" meta:paragraph-count="14" meta:word-count="603" meta:character-count="3975" meta:non-whitespace-character-count="3386"/>
    <meta:generator>LibreOffice/7.3.5.2$Windows_X86_64 LibreOffice_project/184fe81b8c8c30d8b5082578aee2fed2ea847c01</meta:generator>
  </office:meta>
</office:document-meta>
</file>